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1.09375in" svg:height="2.55208in" style:rel-width="scale" style:rel-height="scale"><draw:image xlink:href="media/image1.png" xlink:type="simple" xlink:show="embed" xlink:actuate="onLoad"/><svg:title/><svg:desc/></draw:frame><draw:frame draw:style-name="a1" draw:name="Imagen 2" text:anchor-type="as-char" svg:x="0in" svg:y="0in" svg:width="2.71875in" svg:height="2.77083in" style:rel-width="scale" style:rel-height="scale"><draw:image xlink:href="media/image2.png" xlink:type="simple" xlink:show="embed" xlink:actuate="onLoad"/><svg:title/><svg:desc/></draw:frame><draw:frame draw:style-name="a2" draw:name="Imagen 3" text:anchor-type="as-char" svg:x="0in" svg:y="0in" svg:width="4.63542in" svg:height="3.35417in" style:rel-width="scale" style:rel-height="scale"><draw:image xlink:href="media/image3.png" xlink:type="simple" xlink:show="embed" xlink:actuate="onLoad"/><svg:title/><svg:desc/></draw:frame><text:soft-page-break/><draw:frame draw:style-name="a3" draw:name="Imagen 4" text:anchor-type="as-char" svg:x="0in" svg:y="0in" svg:width="5.04167in" svg:height="4.58333in" style:rel-width="scale" style:rel-height="scale"><draw:image xlink:href="media/image4.png" xlink:type="simple" xlink:show="embed" xlink:actuate="onLoad"/><svg:title/><svg:desc/></draw:frame><draw:frame draw:style-name="a4" draw:name="Imagen 5" text:anchor-type="as-char" svg:x="0in" svg:y="0in" svg:width="5.26042in" svg:height="1.42708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Imagen 6" text:anchor-type="as-char" svg:x="0in" svg:y="0in" svg:width="4.36458in" svg:height="4.15625in" style:rel-width="scale" style:rel-height="scale"><draw:image xlink:href="media/image6.png" xlink:type="simple" xlink:show="embed" xlink:actuate="onLoad"/><svg:title/><svg:desc/></draw:frame><draw:frame draw:style-name="a6" draw:name="Imagen 7" text:anchor-type="as-char" svg:x="0in" svg:y="0in" svg:width="2.51042in" svg:height="3.5625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member Samy Jankis</meta:initial-creator>
    <dc:creator>Remember Samy Jankis</dc:creator>
    <meta:creation-date>2018-05-08T10:47:00Z</meta:creation-date>
    <dc:date>2018-05-08T10:55:00Z</dc:date>
    <meta:template xlink:href="Normal" xlink:type="simple"/>
    <meta:editing-cycles>1</meta:editing-cycles>
    <meta:editing-duration>PT480S</meta:editing-duration>
    <meta:document-statistic meta:page-count="3" meta:paragraph-count="1" meta:word-count="1" meta:character-count="8" meta:row-count="1" meta:non-whitespace-character-count="8"/>
  </office:meta>
</office:document-meta>
</file>